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4100004D38000039D16F744EC5.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Mangal" svg:font-family="Mangal" style:font-pitch="variable"/>
    <style:font-face style:name="Microsoft YaHei" svg:font-family="'Microsoft YaHei'"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Vijaya" svg:font-family="Vijaya"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P1" style:family="paragraph" style:parent-style-name="Standard">
      <style:text-properties style:font-name="Verdana" fo:language="es" fo:country="ES" fo:font-weight="bold" officeooo:paragraph-rsid="0011d50e" style:font-weight-asian="bold"/>
    </style:style>
    <style:style style:name="P2" style:family="paragraph" style:parent-style-name="Standard">
      <style:paragraph-properties fo:text-align="center" style:justify-single-word="false"/>
      <style:text-properties style:font-name="Verdana" fo:font-size="14pt" officeooo:paragraph-rsid="0011d50e" style:font-size-asian="14pt" style:font-size-complex="14pt"/>
    </style:style>
    <style:style style:name="P3" style:family="paragraph" style:parent-style-name="Standard">
      <style:text-properties style:font-name="Verdana" officeooo:paragraph-rsid="001207d3"/>
    </style:style>
    <style:style style:name="P4" style:family="paragraph" style:parent-style-name="Standard">
      <style:paragraph-properties fo:margin-top="0.212cm" fo:margin-bottom="0cm" style:contextual-spacing="false"/>
      <style:text-properties style:font-name="Verdana" officeooo:paragraph-rsid="0011d50e"/>
    </style:style>
    <style:style style:name="P5" style:family="paragraph" style:parent-style-name="Standard" style:list-style-name="L2">
      <style:paragraph-properties fo:margin-top="0.212cm" fo:margin-bottom="0cm" style:contextual-spacing="false"/>
      <style:text-properties style:font-name="Verdana" officeooo:paragraph-rsid="0011d50e"/>
    </style:style>
    <style:style style:name="P6" style:family="paragraph" style:parent-style-name="Standard" style:list-style-name="L2">
      <style:paragraph-properties fo:margin-top="0.212cm" fo:margin-bottom="0cm" style:contextual-spacing="false"/>
      <style:text-properties style:font-name="Verdana" fo:font-weight="bold" officeooo:paragraph-rsid="0011d50e" style:font-weight-asian="bold" style:font-weight-complex="bold"/>
    </style:style>
    <style:style style:name="P7" style:family="paragraph" style:parent-style-name="Standard">
      <style:paragraph-properties fo:margin-top="0.212cm" fo:margin-bottom="0cm" style:contextual-spacing="false"/>
      <style:text-properties style:font-name="Verdana" fo:font-weight="bold" officeooo:paragraph-rsid="0011d50e" style:font-weight-asian="bold" style:font-weight-complex="bold"/>
    </style:style>
    <style:style style:name="P8" style:family="paragraph" style:parent-style-name="Standard" style:list-style-name="WWNum1">
      <style:paragraph-properties fo:margin-top="0.212cm" fo:margin-bottom="0cm" style:contextual-spacing="false" fo:text-align="justify" style:justify-single-word="false"/>
      <style:text-properties style:font-name="Verdana" officeooo:paragraph-rsid="001207d3"/>
    </style:style>
    <style:style style:name="P9" style:family="paragraph" style:parent-style-name="Standard">
      <style:paragraph-properties fo:margin-top="0.212cm" fo:margin-bottom="0cm" style:contextual-spacing="false" fo:text-align="justify" style:justify-single-word="false"/>
      <style:text-properties style:font-name="Verdana" officeooo:paragraph-rsid="001207d3"/>
    </style:style>
    <style:style style:name="P10" style:family="paragraph" style:parent-style-name="Standard">
      <style:paragraph-properties fo:margin-top="0.212cm" fo:margin-bottom="0cm" style:contextual-spacing="false"/>
      <style:text-properties style:font-name="Verdana" fo:font-style="italic" officeooo:paragraph-rsid="001207d3" style:font-style-asian="italic" style:font-style-complex="italic"/>
    </style:style>
    <style:style style:name="P11" style:family="paragraph" style:parent-style-name="Standard">
      <style:paragraph-properties fo:margin-top="0.212cm" fo:margin-bottom="0cm" style:contextual-spacing="false" fo:text-align="justify" style:justify-single-word="false"/>
      <style:text-properties style:font-name="Verdana" fo:font-style="italic" officeooo:paragraph-rsid="001207d3" style:font-style-asian="italic" style:font-style-complex="italic"/>
    </style:style>
    <style:style style:name="P12" style:family="paragraph" style:parent-style-name="Standard" style:list-style-name="L2">
      <style:paragraph-properties fo:margin-top="0.212cm" fo:margin-bottom="0cm" style:contextual-spacing="false"/>
      <style:text-properties officeooo:paragraph-rsid="0011d50e"/>
    </style:style>
    <style:style style:name="P13" style:family="paragraph" style:parent-style-name="Standard">
      <style:paragraph-properties fo:margin-top="0.212cm" fo:margin-bottom="0cm" style:contextual-spacing="false" fo:text-align="justify" style:justify-single-word="false"/>
      <style:text-properties fo:color="#000000" style:font-name="Verdana" fo:font-size="12pt" officeooo:paragraph-rsid="001207d3" style:font-size-asian="12pt" style:font-size-complex="12pt"/>
    </style:style>
    <style:style style:name="P14" style:family="paragraph" style:parent-style-name="Standard">
      <style:paragraph-properties fo:margin-top="0.212cm" fo:margin-bottom="0cm" style:contextual-spacing="false" fo:text-align="justify" style:justify-single-word="false"/>
      <style:text-properties fo:color="#000000" style:font-name="Verdana" fo:font-size="12pt" fo:font-style="italic" officeooo:paragraph-rsid="001207d3" style:font-size-asian="12pt" style:font-style-asian="italic" style:font-size-complex="12pt" style:font-style-complex="italic"/>
    </style:style>
    <style:style style:name="P15" style:family="paragraph" style:parent-style-name="Standard">
      <style:paragraph-properties fo:margin-top="0.212cm" fo:margin-bottom="0cm" style:contextual-spacing="false" fo:text-align="justify" style:justify-single-word="false" fo:break-before="page"/>
      <style:text-properties style:font-name="Verdana" officeooo:paragraph-rsid="001207d3"/>
    </style:style>
    <style:style style:name="P16" style:family="paragraph" style:parent-style-name="Standard">
      <style:paragraph-properties fo:margin-top="0.212cm" fo:margin-bottom="0cm" style:contextual-spacing="false" fo:text-align="justify" style:justify-single-word="false" fo:break-before="page"/>
      <style:text-properties fo:color="#000000" style:font-name="Verdana" fo:font-size="12pt" officeooo:paragraph-rsid="001207d3" style:font-size-asian="12pt" style:font-size-complex="12pt"/>
    </style:style>
    <style:style style:name="P17" style:family="paragraph" style:parent-style-name="Standard" style:master-page-name="Standard">
      <style:paragraph-properties fo:text-align="center" style:justify-single-word="false" style:page-number="auto"/>
      <style:text-properties style:font-name="Verdana" fo:font-size="14pt" officeooo:paragraph-rsid="0011d50e" style:font-size-asian="14pt" style:font-size-complex="14pt"/>
    </style:style>
    <style:style style:name="P18" style:family="paragraph" style:parent-style-name="Standard">
      <style:paragraph-properties fo:margin-left="2.501cm" fo:margin-right="0cm" fo:margin-top="0.212cm" fo:margin-bottom="0cm" style:contextual-spacing="false" fo:text-indent="0cm" style:auto-text-indent="false"/>
      <style:text-properties style:font-name="Verdana" officeooo:paragraph-rsid="0011d50e"/>
    </style:style>
    <style:style style:name="P19" style:family="paragraph" style:parent-style-name="Header">
      <style:paragraph-properties fo:text-align="end" style:justify-single-word="false"/>
      <style:text-properties style:font-name="Verdana" fo:font-size="10.5pt" fo:font-style="italic" fo:font-weight="bold" officeooo:paragraph-rsid="0013feba" style:font-size-asian="10.5pt" style:font-style-asian="italic" style:font-weight-asian="bold" style:font-size-complex="10.5pt" style:font-style-complex="italic" style:font-weight-complex="bold"/>
    </style:style>
    <style:style style:name="P20" style:family="paragraph" style:parent-style-name="Footer">
      <style:text-properties style:font-name="Verdana" fo:font-size="10.5pt" fo:font-style="italic" fo:font-weight="bold" officeooo:paragraph-rsid="0013feba" style:font-size-asian="10.5pt" style:font-style-asian="italic" style:font-weight-asian="bold" style:font-size-complex="10.5pt" style:font-style-complex="italic" style:font-weight-complex="bold"/>
    </style:style>
    <style:style style:name="P21" style:family="paragraph" style:parent-style-name="Footer">
      <style:paragraph-properties fo:text-align="end" style:justify-single-word="false"/>
      <style:text-properties style:font-name="Verdana" fo:font-size="10.5pt" fo:font-style="italic" fo:font-weight="bold" officeooo:paragraph-rsid="0013feba" style:font-size-asian="10.5pt" style:font-style-asian="italic" style:font-weight-asian="bold" style:font-size-complex="10.5pt" style:font-style-complex="italic" style:font-weight-complex="bold"/>
    </style:style>
    <style:style style:name="P22" style:family="paragraph">
      <style:paragraph-properties fo:text-align="center"/>
    </style:style>
    <style:style style:name="P23" style:family="paragraph">
      <style:paragraph-properties fo:margin-top="0.212cm" fo:margin-bottom="0cm"/>
      <style:text-properties style:font-name="Verdana" fo:font-size="12pt" fo:language="es" fo:country="ES"/>
    </style:style>
    <style:style style:name="P24" style:family="paragraph">
      <style:paragraph-properties fo:margin-top="0.212cm" fo:margin-bottom="0cm"/>
      <style:text-properties style:font-name="F" fo:font-size="10pt" style:font-size-asian="10pt" style:font-size-complex="10pt"/>
    </style:style>
    <style:style style:name="P25" style:family="paragraph">
      <style:paragraph-properties fo:margin-top="0.212cm" fo:margin-bottom="0cm"/>
      <style:text-properties style:font-name="Verdana" fo:font-size="10pt" fo:language="es" fo:country="ES" style:font-size-asian="10pt" style:font-size-complex="10pt"/>
    </style:style>
    <style:style style:name="P26" style:family="paragraph">
      <style:paragraph-properties fo:margin-top="0.212cm" fo:margin-bottom="0cm"/>
      <style:text-properties style:font-name="Calibri" fo:font-size="12pt" style:font-name-asian="Calibri1"/>
    </style:style>
    <style:style style:name="P27" style:family="paragraph">
      <style:paragraph-properties fo:margin-top="0.212cm" fo:margin-bottom="0cm"/>
      <style:text-properties style:font-name="Calibri" fo:font-size="12pt" fo:language="es" fo:country="ES" style:font-name-asian="Calibri1" style:font-size-asian="10pt" style:font-size-complex="10pt"/>
    </style:style>
    <style:style style:name="P28" style:family="paragraph">
      <style:text-properties fo:color="#000000" style:font-name="Verdana" fo:font-size="10pt" style:font-name-asian="Tahoma1" style:font-size-asian="10pt" style:language-asian="es" style:country-asian="AR" style:font-size-complex="10pt"/>
    </style:style>
    <style:style style:name="P29" style:family="paragraph">
      <style:paragraph-properties style:line-height-at-least="0.255cm"/>
      <style:text-properties fo:color="#000000" style:font-name="Verdana" fo:font-size="10pt" style:font-name-asian="Tahoma1" style:font-size-asian="10pt" style:language-asian="es" style:country-asian="AR" style:font-size-complex="10pt"/>
    </style:style>
    <style:style style:name="P30" style:family="paragraph">
      <style:paragraph-properties fo:margin-top="0.212cm" fo:margin-bottom="0cm" style:line-height-at-least="0.255cm" fo:text-align="justify"/>
      <style:text-properties fo:color="#000000" style:font-name="Verdana" fo:font-size="10pt" style:font-name-asian="Tahoma1" style:font-size-asian="10pt" style:language-asian="es" style:country-asian="AR" style:font-size-complex="10pt"/>
    </style:style>
    <style:style style:name="P31" style:family="paragraph">
      <style:paragraph-properties fo:margin-top="0.212cm" fo:margin-bottom="0cm"/>
      <style:text-properties fo:color="#000000" style:font-name="Verdana" fo:font-size="10pt" fo:language="es" fo:country="ES" style:font-name-asian="Calibri1" style:font-size-asian="10pt" style:font-size-complex="10pt"/>
    </style:style>
    <style:style style:name="P32" style:family="paragraph">
      <style:paragraph-properties fo:margin-top="0.212cm" fo:margin-bottom="0cm"/>
      <style:text-properties style:font-name="Verdana" fo:font-size="12pt" fo:font-style="italic" style:font-style-asian="italic" style:font-style-complex="italic"/>
    </style:style>
    <style:style style:name="P33" style:family="paragraph">
      <style:paragraph-properties fo:margin-top="0.212cm" fo:margin-bottom="0cm"/>
      <style:text-properties style:font-name="Verdana" fo:font-size="12pt" fo:language="en" fo:country="US" fo:font-style="italic" style:font-style-asian="italic" style:font-style-complex="italic"/>
    </style:style>
    <style:style style:name="P34" style:family="paragraph">
      <style:paragraph-properties fo:margin-top="0.212cm" fo:margin-bottom="0cm"/>
      <style:text-properties style:font-name="Verdana" fo:font-size="12pt" fo:language="en" fo:country="US" style:font-style-asian="italic"/>
    </style:style>
    <style:style style:name="P35" style:family="paragraph">
      <style:paragraph-properties fo:margin-top="0.212cm" fo:margin-bottom="0cm"/>
      <style:text-properties style:font-name="Verdana" fo:font-size="12pt" fo:language="es" fo:country="ES" fo:font-style="italic" style:font-style-asian="italic" style:font-style-complex="italic"/>
    </style:style>
    <style:style style:name="P36" style:family="paragraph">
      <style:paragraph-properties fo:margin-top="0.212cm" fo:margin-bottom="0cm"/>
      <style:text-properties style:font-name="Verdana" fo:font-size="12pt" fo:language="es" fo:country="ES" style:font-style-asian="italic"/>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bold" officeooo:rsid="0011d50e" style:font-weight-asian="bold" style:font-weight-complex="bold"/>
    </style:style>
    <style:style style:name="T4" style:family="text">
      <style:text-properties fo:language="es" fo:country="ES" officeooo:rsid="0011d50e"/>
    </style:style>
    <style:style style:name="T5" style:family="text">
      <style:text-properties fo:language="es" fo:country="ES" style:language-asian="es" style:country-asian="AR" style:font-name-complex="Tahoma2"/>
    </style:style>
    <style:style style:name="T6" style:family="text">
      <style:text-properties style:text-position="super 58%" fo:language="es" fo:country="ES" fo:font-weight="bold" style:font-weight-asian="bold"/>
    </style:style>
    <style:style style:name="T7" style:family="text">
      <style:text-properties style:font-name="Verdana" fo:language="es" fo:country="ES" officeooo:rsid="0011d50e"/>
    </style:style>
    <style:style style:name="T8" style:family="text">
      <style:text-properties style:font-name="Verdana" fo:language="es" fo:country="ES" fo:font-style="italic" officeooo:rsid="0011d50e" style:font-style-asian="italic" style:font-style-complex="italic"/>
    </style:style>
    <style:style style:name="T9" style:family="text">
      <style:text-properties style:font-name="Verdana" fo:language="es" fo:country="ES" fo:font-weight="bold" officeooo:rsid="0011d50e" style:font-weight-asian="bold" style:font-weight-complex="bold"/>
    </style:style>
    <style:style style:name="T10" style:family="text">
      <style:text-properties fo:color="#333333" style:font-name="Tahoma" fo:font-size="10pt" fo:language="es" fo:country="AR" style:font-size-asian="10pt" style:language-asian="es" style:country-asian="AR" style:font-name-complex="Tahoma2" style:font-size-complex="10pt"/>
    </style:style>
    <style:style style:name="T11" style:family="text">
      <style:text-properties fo:language="es" fo:country="AR"/>
    </style:style>
    <style:style style:name="T12" style:family="text">
      <style:text-properties fo:language="es" fo:country="AR" fo:font-weight="bold" style:font-weight-asian="bold"/>
    </style:style>
    <style:style style:name="T13" style:family="text">
      <style:text-properties fo:language="es" fo:country="AR" officeooo:rsid="001207d3"/>
    </style:style>
    <style:style style:name="T14" style:family="text">
      <style:text-properties fo:color="#000000" fo:font-size="12pt" fo:language="es" fo:country="ES" style:font-size-asian="12pt" style:language-asian="es" style:country-asian="AR" style:font-name-complex="Tahoma2" style:font-size-complex="12pt"/>
    </style:style>
    <style:style style:name="T15" style:family="text">
      <style:text-properties fo:color="#000000" fo:font-size="12pt" fo:language="es" fo:country="AR" officeooo:rsid="001207d3" style:font-size-asian="12pt" style:language-asian="es" style:country-asian="AR" style:font-name-complex="Tahoma2" style:font-size-complex="12pt"/>
    </style:style>
    <style:style style:name="T16" style:family="text">
      <style:text-properties officeooo:rsid="0013feba"/>
    </style:style>
    <style:style style:name="T17" style:family="text">
      <style:text-properties style:font-name="Verdana" fo:font-size="12pt" fo:language="es" fo:country="ES"/>
    </style:style>
    <style:style style:name="T18" style:family="text">
      <style:text-properties style:font-name="Verdana" fo:font-size="10pt" fo:language="es" fo:country="ES" style:font-size-asian="10pt" style:font-size-complex="10pt"/>
    </style:style>
    <style:style style:name="T19" style:family="text">
      <style:text-properties fo:color="#000000" style:font-name="Verdana" fo:font-size="10pt" fo:language="es" fo:country="ES" style:font-size-asian="10pt" style:font-size-complex="10pt"/>
    </style:style>
    <style:style style:name="T20" style:family="text">
      <style:text-properties fo:color="#000000" style:font-name="Verdana" fo:font-size="10pt" fo:language="es" fo:country="ES" style:font-name-asian="Tahoma1" style:font-size-asian="10pt" style:language-asian="es" style:country-asian="AR" style:font-size-complex="10pt"/>
    </style:style>
    <style:style style:name="fr1"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9cm" svg:stroke-color="#000000" draw:fill="solid" draw:fill-color="#cccccc" draw:textarea-vertical-align="middle" fo:min-height="2.461cm" fo:padding-top="0.03cm" fo:padding-bottom="0.03cm" fo:padding-left="0.101cm" fo:padding-right="0.101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9cm" svg:stroke-color="#000000" draw:fill="solid" draw:fill-color="#cccccc" draw:textarea-vertical-align="middle" fo:min-height="0.79cm" fo:padding-top="0.03cm" fo:padding-bottom="0.03cm" fo:padding-left="0.101cm" fo:padding-right="0.101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19cm" svg:stroke-color="#000000" draw:fill="solid" draw:fill-color="#cccccc" draw:textarea-vertical-align="middle" fo:min-height="0.79cm" fo:padding-top="0.03cm" fo:padding-bottom="0.03cm" fo:padding-left="0.101cm" fo:padding-right="0.101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TRABAJO PRÁCTICO N</text:span><text:span text:style-name="T6">ro</text:span><text:span text:style-name="T2"> 6</text:span></text:p>
      <text:p text:style-name="P2"><text:span text:style-name="T2">FUNDAMENTOS DE ESTADÍSTICA</text:span></text:p>
      <text:p text:style-name="P1"><text:bookmark text:name="_GoBack"/></text:p>
      <text:p text:style-name="P4"><text:span text:style-name="T2">Ejercicio 1: </text:span><text:span text:style-name="T1">Encuentre la media, la mediana, la desviación standard y el histograma correspondiente a los siguientes datos:</text:span></text:p>
      <text:p text:style-name="P4"><text:span text:style-name="T1">29.4, 30.5, 30.5, 28.3, 33.0, 28.2, 31.4, 29.7, 29.9, 30.9, 29.3, 29.8, 30.3, 28.1, 30.7, 32.8, 29.4, 31.6, 30.8, 29.8, 28.9, 31.2, 29.3, 28.8, 31.2, 32.1, 30.1, 32.2, 29.3, 30.1, 31.3, 30.4, 31.9, 31.2, 27.6, 29.5, 28.4, 31.3, 32.3, 29.9, 29.7, 29.2, 29.2, 27.8, 31.7, 30.6, 29.1, 30.2, 29.4, 30.3, 27.2 </text:span></text:p>
      <text:p text:style-name="P4"><draw:line text:anchor-type="paragraph" draw:z-index="0" draw:style-name="gr1" draw:text-style-name="P22" svg:x1="-0.019cm" svg:y1="0.367cm" svg:x2="16.967cm" svg:y2="0.367cm"><text:p/></draw:line><text:span text:style-name="T1"/></text:p>
      <text:p text:style-name="P4"><text:span text:style-name="T4">Solución 1: Primero se procede a cargar los datos al sistema. Para ello, se utiliza un vector de Matlab:</text:span></text:p>
      <text:p text:style-name="P4"><draw:frame text:anchor-type="paragraph" draw:z-index="1" draw:style-name="gr2" draw:text-style-name="P23" svg:width="17.013cm" svg:height="2.521cm" svg:x="0.007cm" svg:y="0.342cm"><draw:text-box><text:p text:style-name="P23"><text:span text:style-name="T17">V = [29.4 30.5 30.5 28.3 33.0 28.2 31.4 29.7 29.9 30.9 29.3 29.8 30.3 28.1 30.7 32.8 29.4 31.6 30.8 29.8 28.9 31.2 29.3 28.8 31.2 32.1 30.1 32.2 29.3 30.1 31.3 30.4 31.9 31.2 27.6 29.5 28.4 31.3 32.3 29.9 29.7 29.2 29.2 27.8 31.7 30.6 29.1 30.2 29.4 30.3 27.2]</text:span></text:p></draw:text-box></draw:frame></text:p>
      <text:p text:style-name="P4"><text:span text:style-name="T4"/></text:p>
      <text:p text:style-name="P4"><text:span text:style-name="T4"/></text:p>
      <text:p text:style-name="P4"><text:span text:style-name="T4"/></text:p>
      <text:p text:style-name="P4"><text:span text:style-name="T4">Luego, se calcula:</text:span></text:p>
      <text:list xml:id="list28395286" text:style-name="L2">
        <text:list-item>
          <text:p text:style-name="P12"><text:span text:style-name="T9">Media</text:span><text:span text:style-name="T7">: es el promedio de los valores del conjunto, y se usa la funcion </text:span><text:span text:style-name="T8">mean</text:span><text:span text:style-name="T7">.</text:span></text:p>
        </text:list-item>
      </text:list>
      <text:p text:style-name="P18"><draw:frame text:anchor-type="paragraph" draw:z-index="2" draw:style-name="gr2" draw:text-style-name="P25" svg:width="17.013cm" svg:height="3.052cm" svg:x="0.007cm" svg:y="0.288cm"><draw:text-box><text:p text:style-name="P24"><text:span text:style-name="T18">&gt;&gt; mean(V)</text:span></text:p><text:p text:style-name="P24"><text:span text:style-name="T18"/></text:p><text:p text:style-name="P24"><text:span text:style-name="T18">ans =</text:span></text:p><text:p text:style-name="P24"><text:span text:style-name="T18"/></text:p><text:p text:style-name="P24"><text:span text:style-name="T18"><text:s text:c="3"/></text:span><text:span text:style-name="T18">30.1137</text:span></text:p></draw:text-box></draw:frame><text:span text:style-name="T4"/></text:p>
      <text:p text:style-name="P18"><text:span text:style-name="T4"/></text:p>
      <text:p text:style-name="P18"><text:span text:style-name="T4"/></text:p>
      <text:p text:style-name="P18"><text:span text:style-name="T4"/></text:p>
      <text:p text:style-name="P18"><text:span text:style-name="T4"/></text:p>
      <text:list xml:id="list28663486" text:continue-numbering="true" text:style-name="L2">
        <text:list-item>
          <text:p text:style-name="P5"><text:span text:style-name="T3">Mediana</text:span><text:span text:style-name="T4">: es el valor medio del conjunto ordenado.</text:span></text:p>
        </text:list-item>
      </text:list>
      <text:p text:style-name="P4"><draw:frame text:anchor-type="paragraph" draw:z-index="3" draw:style-name="gr2" draw:text-style-name="P25" svg:width="17.013cm" svg:height="3.052cm" svg:x="0.007cm" svg:y="0.288cm"><draw:text-box><text:p text:style-name="P26"><text:span text:style-name="T18">&gt;&gt; median(V)</text:span></text:p><text:p text:style-name="P26"><text:span text:style-name="T18"/></text:p><text:p text:style-name="P26"><text:span text:style-name="T18">ans =</text:span></text:p><text:p text:style-name="P26"><text:span text:style-name="T18"/></text:p><text:p text:style-name="P26"><text:span text:style-name="T18"><text:s text:c="3"/></text:span><text:span text:style-name="T18">30.1000</text:span></text:p></draw:text-box></draw:frame><text:span text:style-name="T4"/></text:p>
      <text:p text:style-name="P4"><text:span text:style-name="T4"/></text:p>
      <text:p text:style-name="P4"><text:span text:style-name="T4"/></text:p>
      <text:p text:style-name="P4"><text:span text:style-name="T4"/></text:p>
      <text:p text:style-name="P4"><text:span text:style-name="T4"/></text:p>
      <text:p text:style-name="P7"><text:span text:style-name="T4"/></text:p>
      <text:p text:style-name="P7"><text:span text:style-name="T4"/></text:p>
      <text:p text:style-name="P7"><text:span text:style-name="T4"/></text:p>
      <text:p text:style-name="P7"><text:span text:style-name="T4"/></text:p>
      <text:list xml:id="list28646472" text:continue-numbering="true" text:style-name="L2">
        <text:list-item>
          <text:p text:style-name="P6"><text:soft-page-break/><text:span text:style-name="T4">Desviación Estandard</text:span></text:p>
        </text:list-item>
      </text:list>
      <text:p text:style-name="P4"><draw:frame text:anchor-type="paragraph" draw:z-index="4" draw:style-name="gr2" draw:text-style-name="P25" svg:width="17.013cm" svg:height="3.052cm" svg:x="0.007cm" svg:y="0.288cm"><draw:text-box><text:p text:style-name="P26"><text:span text:style-name="T18">&gt;&gt; std(V)</text:span></text:p><text:p text:style-name="P26"><text:span text:style-name="T18"/></text:p><text:p text:style-name="P26"><text:span text:style-name="T18">ans =</text:span></text:p><text:p text:style-name="P26"><text:span text:style-name="T18"/></text:p><text:p text:style-name="P26"><text:span text:style-name="T18"><text:s text:c="4"/></text:span><text:span text:style-name="T18">1.3506</text:span></text:p></draw:text-box></draw:frame><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list xml:id="list28646808" text:continue-numbering="true" text:style-name="L2">
        <text:list-item>
          <text:p text:style-name="P5"><text:span text:style-name="T4">Histograma: es una representacion grafica del conjunto de datos.</text:span></text:p>
        </text:list-item>
      </text:list>
      <text:p text:style-name="P4"><draw:frame text:anchor-type="paragraph" draw:z-index="5" draw:style-name="gr3" draw:text-style-name="P27" svg:width="17.013cm" svg:height="0.851cm" svg:x="0.007cm" svg:y="0.586cm"><draw:text-box><text:p text:style-name="P26"><text:span text:style-name="T18">&gt;&gt; bar(V)</text:span></text:p></draw:text-box></draw:frame><text:span text:style-name="T4"/></text:p>
      <text:p text:style-name="P4"><text:span text:style-name="T4"/></text:p>
      <text:p text:style-name="P4"><draw:frame draw:style-name="fr1" draw:name="Imagen 2" text:anchor-type="char" svg:x="0.635cm" svg:y="0.298cm" svg:width="14.817cm" svg:height="11.113cm" draw:z-index="6"><draw:image xlink:href="Pictures/2000014100004D38000039D16F744EC5.wmf" xlink:type="simple" xlink:show="embed" xlink:actuate="onLoad"/></draw:frame><text:span text:style-name="T4"/></text:p>
      <text:p text:style-name="P4"><text:span text:style-name="T4"/></text:p>
      <text:p text:style-name="P15"><text:span text:style-name="T2">Ejercicio 2: </text:span><text:span text:style-name="T1">Una muestra al azar de 5 resistores mostró los siguientes valores de resistencia expresado en Ω: 12.8, 13.5, 12.7, 13.3 y 13.1. Asumiendo que estas resistencias siguen una distribución normal, </text:span></text:p>
      <text:p text:style-name="P9"><text:span text:style-name="T1"/></text:p>
      <text:list xml:id="list21246562" text:style-name="WWNum1">
        <text:list-item>
          <text:p text:style-name="P8"><text:span text:style-name="T1">con una desviación standard de la población de 0.3, determine un intervalo de confianza del 99% para la resistencia promedio de la población de resistores</text:span></text:p>
        </text:list-item>
        <text:list-item>
          <text:p text:style-name="P8"><text:span text:style-name="T4">determine un intervalo de confianza del 99% para la desviación standard de la resistencia para la población de resistores.</text:span></text:p>
        </text:list-item>
      </text:list>
      <text:p text:style-name="P9"><draw:line text:anchor-type="paragraph" draw:z-index="7" draw:style-name="gr1" draw:text-style-name="P22" svg:x1="-0.019cm" svg:y1="0.656cm" svg:x2="17.073cm" svg:y2="0.656cm"><text:p/></draw:line><text:span text:style-name="T4"/></text:p>
      <text:p text:style-name="P9"><draw:frame text:anchor-type="paragraph" draw:z-index="8" draw:style-name="gr3" draw:text-style-name="P31" svg:width="17.013cm" svg:height="10.085cm" svg:x="0.153cm" svg:y="0.175cm"><draw:text-box><text:p text:style-name="P28"><text:span text:style-name="T19">&gt;&gt; x=[12.8 13.5 12.7 13.3 13.1]; % carga de datos</text:span><text:span text:style-name="T19"><text:line-break/></text:span><text:span text:style-name="T19"/></text:p><text:p text:style-name="P28"><text:span text:style-name="T19">&gt;&gt; [media, desviacion_estandar, intervalo_confianzaMedia, intervalo_confianzaDesviacionStandar]=normfit(x,0.01)</text:span></text:p><text:p text:style-name="P29"><text:span text:style-name="T19"/></text:p><text:p text:style-name="P29"><text:span text:style-name="T19">media =</text:span><text:span text:style-name="T19"><text:line-break/></text:span><text:span text:style-name="T19"><text:line-break/></text:span><text:span text:style-name="T19">13.0800</text:span><text:span text:style-name="T19"><text:line-break/></text:span><text:span text:style-name="T19"><text:line-break/></text:span><text:span text:style-name="T19">desviacion_estandar =</text:span><text:span text:style-name="T19"><text:line-break/></text:span><text:span text:style-name="T19"><text:line-break/></text:span><text:span text:style-name="T19">0.3347</text:span><text:span text:style-name="T19"><text:line-break/></text:span><text:span text:style-name="T19"><text:line-break/></text:span><text:span text:style-name="T19">intervalo_confianzaMedia =</text:span><text:span text:style-name="T19"><text:line-break/></text:span><text:span text:style-name="T19"><text:line-break/></text:span><text:span text:style-name="T19">12.3909</text:span><text:span text:style-name="T19"><text:line-break/></text:span><text:span text:style-name="T19">13.7691</text:span></text:p><text:p text:style-name="P29"><text:span text:style-name="T19"/></text:p><text:p text:style-name="P29"><text:span text:style-name="T19">intervalo_confianzaDesviacionStandar =</text:span></text:p><text:p text:style-name="P29"><text:span text:style-name="T19"/></text:p><text:p text:style-name="P29"><text:span text:style-name="T19"><text:s text:c="4"/></text:span><text:span text:style-name="T20">0.1736</text:span></text:p><text:p text:style-name="P30"><text:span text:style-name="T19"><text:s text:c="4"/></text:span><text:span text:style-name="T20">1.4712</text:span></text:p></draw:text-box></draw:frame><text:span text:style-name="T4"/></text:p>
      <text:p text:style-name="P9"><text:span text:style-name="T4"/></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16"><text:span text:style-name="T2">Ejercicio 3</text:span><text:span text:style-name="T1">: Prueba de hipótesis</text:span></text:p>
      <text:p text:style-name="P13"><text:span text:style-name="T1">Se desea averiguar si en el centro de Bahía Blanca existe contaminación ambiental por CO. Es decir, se debe analizar si el nivel medio de CO en el aire supera las 4.9 ppm. Una muestra aleatoria de 36 mediciones arroja un nivel de CO de 5.1 ppm con una desviación standard de 0,1 ppm.</text:span></text:p>
      <text:p text:style-name="P13"><text:span text:style-name="T5">Determine con una significación del 5% si es ésta suficiente evidencia como para concluir que en el centro de Bahía Blanca existe contaminación ambiental por CO.</text:span></text:p>
      <text:p text:style-name="P13"><draw:line text:anchor-type="paragraph" draw:z-index="9" draw:style-name="gr1" draw:text-style-name="P22" svg:x1="0.062cm" svg:y1="0.542cm" svg:x2="16.995cm" svg:y2="0.542cm"><text:p/></draw:line><text:span text:style-name="T5"/></text:p>
      <text:p text:style-name="P10"><text:span text:style-name="T11">Se utilizan las función </text:span><text:span text:style-name="T12">normrnd(mu,sigma)</text:span><text:span text:style-name="T11">, la cual devuelve un número </text:span><text:span text:style-name="T13">random</text:span><text:span text:style-name="T11"> de la distribución normal con la media como </text:span><text:span text:style-name="T12">mu</text:span><text:span text:style-name="T11"> y la desviación estándar como </text:span><text:span text:style-name="T12">sigma.</text:span></text:p>
      <text:p text:style-name="P10"><text:span text:style-name="T11">Luego, con ztest(X,Y,Z), donde x es el número </text:span><text:span text:style-name="T13">random </text:span><text:span text:style-name="T11">obtenido en el c</text:span><text:span text:style-name="T13">á</text:span><text:span text:style-name="T11">lculo anterior, 4,9 es la media y sigma la desviación estándar.; eval</text:span><text:span text:style-name="T13">ú</text:span><text:span text:style-name="T11">o la hipótesis. Si h=1, entonces entonces la evidencia es suficiente, sino no lo es.</text:span></text:p>
      <text:p text:style-name="P11"><draw:frame text:anchor-type="paragraph" draw:z-index="10" draw:style-name="gr4" draw:text-style-name="P31" svg:width="17.013cm" svg:height="4.211cm" svg:x="0.007cm" svg:y="0.702cm"><draw:text-box><text:p text:style-name="P32">&gt;&gt; x=normrnd(5.1, 0.1, 1, 36);</text:p><text:p text:style-name="P33">h=ztest(x, 4.9, 0.1)</text:p><text:p text:style-name="P34"/><text:p text:style-name="P35">h =</text:p><text:p text:style-name="P36"/><text:p text:style-name="P35"><text:s text:c="5"/>1</text:p></draw:text-box></draw:frame><text:span text:style-name="T14"/></text:p>
      <text:p text:style-name="P11"><text:span text:style-name="T14">Como la evidencia </text:span><text:span text:style-name="T15">es</text:span><text:span text:style-name="T14"> 1, </text:span><text:span text:style-name="T15">entonces </text:span><text:span text:style-name="T14">es suficiente para determinar que existe contaminación ambiental.</text:span></text:p>
      <text:p text:style-name="P14"><text:span text:style-name="T5"/></text:p>
      <text:p text:style-name="P1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Mangal" svg:font-family="Mangal" style:font-pitch="variable"/>
    <style:font-face style:name="Microsoft YaHei" svg:font-family="'Microsoft YaHei'"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Vijaya" svg:font-family="Vijaya"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1"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fo:background-color="transparent" fo:padding="0.15cm" fo:border-left="none" fo:border-right="none" fo:border-top="none" fo:border-bottom="0.4pt solid #000000" style:shadow="none" text:number-lines="false" text:line-number="0">
        <style:tab-stops>
          <style:tab-stop style:position="8.5cm" style:type="center"/>
          <style:tab-stop style:position="17cm" style:type="right"/>
        </style:tab-stops>
        <style:background-image/>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Verdana" fo:font-size="10.5pt" fo:font-style="italic" fo:font-weight="bold" officeooo:paragraph-rsid="0013feba" style:font-size-asian="10.5pt" style:font-style-asian="italic" style:font-weight-asian="bold" style:font-size-complex="10.5pt" style:font-style-complex="italic" style:font-weight-complex="bold"/>
    </style:style>
    <style:style style:name="MP2" style:family="paragraph" style:parent-style-name="Footer">
      <style:paragraph-properties fo:text-align="end" style:justify-single-word="false"/>
      <style:text-properties style:font-name="Verdana" fo:font-size="10.5pt" fo:font-style="italic" fo:font-weight="bold" officeooo:paragraph-rsid="0013feba" style:font-size-asian="10.5pt" style:font-style-asian="italic" style:font-weight-asian="bold" style:font-size-complex="10.5pt" style:font-style-complex="italic" style:font-weight-complex="bold"/>
    </style:style>
    <style:style style:name="MP3" style:family="paragraph" style:parent-style-name="Footer">
      <style:text-properties style:font-name="Verdana" fo:font-size="10.5pt" fo:font-style="italic" fo:font-weight="bold" officeooo:paragraph-rsid="0013feba" style:font-size-asian="10.5pt" style:font-style-asian="italic" style:font-weight-asian="bold" style:font-size-complex="10.5pt" style:font-style-complex="italic" style:font-weight-complex="bold"/>
    </style:style>
    <style:style style:name="MT1" style:family="text">
      <style:text-properties officeooo:rsid="0013feba"/>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style:dynamic-spacing="false"/>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Trabajo Practico Programación N° 6 – Métodos de Computación Científica</text:span></text:p>
        <text:p text:style-name="MP2"><text:span text:style-name="MT1">22/11/2012</text:span></text:p>
      </style:header>
      <style:footer>
        <text:p text:style-name="MP3"><text:span text:style-name="MT1">Alumno: Juan Manuel Villegas (8924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3T08:19:16.33</meta:creation-date>
    <dc:date>2012-11-23T08:51:10.59</dc:date>
    <meta:editing-duration>PT19M6S</meta:editing-duration>
    <meta:editing-cycles>3</meta:editing-cycles>
    <meta:generator>LibreOffice/3.6$Windows_x86 LibreOffice_project/932b512-69e3009-7a10e5c-fc86223-a55908</meta:generator>
    <meta:document-statistic meta:table-count="0" meta:image-count="1" meta:object-count="0" meta:page-count="4" meta:paragraph-count="22" meta:word-count="393" meta:character-count="2371" meta:non-whitespace-character-count="2004"/>
  </office:meta>
</office:document-meta>
</file>